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40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0"/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5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 table:style-name="ce3" table:number-columns-repeated="55"/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4" office:value-type="float" office:value="237" calcext:value-type="float">
            <text:p>23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28" calcext:value-type="float">
            <text:p>2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59" calcext:value-type="float">
            <text:p>25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7" calcext:value-type="float">
            <text:p>67</text:p>
          </table:table-cell>
          <table:table-cell table:style-name="ce21" office:value-type="float" office:value="177" calcext:value-type="float">
            <text:p>1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47" calcext:value-type="float">
            <text:p>84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728" calcext:value-type="float">
            <text:p>7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90" calcext:value-type="float">
            <text:p>39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66" calcext:value-type="float">
            <text:p>3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79" calcext:value-type="float">
            <text:p>779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79" calcext:value-type="float">
            <text:p>179</text:p>
          </table:table-cell>
          <table:table-cell table:style-name="ce21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54" calcext:value-type="float">
            <text:p>1054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8" calcext:value-type="float">
            <text:p>248</text:p>
          </table:table-cell>
          <table:table-cell table:style-name="ce21" office:value-type="float" office:value="778" calcext:value-type="float">
            <text:p>7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71" calcext:value-type="float">
            <text:p>57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float" office:value="536" calcext:value-type="float">
            <text:p>5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862" calcext:value-type="float">
            <text:p>486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22" calcext:value-type="float">
            <text:p>422</text:p>
          </table:table-cell>
          <table:table-cell table:style-name="ce21" office:value-type="float" office:value="4420" calcext:value-type="float">
            <text:p>44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711" calcext:value-type="float">
            <text:p>10711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float" office:value="1436" calcext:value-type="float">
            <text:p>1436</text:p>
          </table:table-cell>
          <table:table-cell table:style-name="ce21" office:value-type="float" office:value="9129" calcext:value-type="float">
            <text:p>91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59" calcext:value-type="float">
            <text:p>35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328" calcext:value-type="float">
            <text:p>3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69" calcext:value-type="float">
            <text:p>56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37" calcext:value-type="float">
            <text:p>337</text:p>
          </table:table-cell>
          <table:table-cell table:style-name="ce21" office:value-type="float" office:value="228" calcext:value-type="float">
            <text:p>2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4" calcext:value-type="float">
            <text:p>5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63" calcext:value-type="float">
            <text:p>16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3" calcext:value-type="float">
            <text:p>53</text:p>
          </table:table-cell>
          <table:table-cell table:style-name="ce21" office:value-type="float" office:value="108" calcext:value-type="float">
            <text:p>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964" calcext:value-type="float">
            <text:p>13964</text:p>
          </table:table-cell>
          <table:table-cell table:style-name="ce18" office:value-type="float" office:value="828" calcext:value-type="float">
            <text:p>828</text:p>
          </table:table-cell>
          <table:table-cell table:style-name="ce18" office:value-type="float" office:value="2132" calcext:value-type="float">
            <text:p>2132</text:p>
          </table:table-cell>
          <table:table-cell table:style-name="ce21" office:value-type="float" office:value="11004" calcext:value-type="float">
            <text:p>1100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15" calcext:value-type="float">
            <text:p>11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07" calcext:value-type="float">
            <text:p>10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59" calcext:value-type="float">
            <text:p>45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9" calcext:value-type="float">
            <text:p>19</text:p>
          </table:table-cell>
          <table:table-cell table:style-name="ce21" office:value-type="float" office:value="427" calcext:value-type="float">
            <text:p>4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836" calcext:value-type="float">
            <text:p>6836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27" calcext:value-type="float">
            <text:p>127</text:p>
          </table:table-cell>
          <table:table-cell table:style-name="ce21" office:value-type="float" office:value="6469" calcext:value-type="float">
            <text:p>64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1" calcext:value-type="float">
            <text:p>13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2" calcext:value-type="float">
            <text:p>52</text:p>
          </table:table-cell>
          <table:table-cell table:style-name="ce21"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22" calcext:value-type="float">
            <text:p>42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92" calcext:value-type="float">
            <text:p>3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82" calcext:value-type="float">
            <text:p>28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6" calcext:value-type="float">
            <text:p>46</text:p>
          </table:table-cell>
          <table:table-cell table:style-name="ce21" office:value-type="float" office:value="220" calcext:value-type="float">
            <text:p>22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9" calcext:value-type="float">
            <text:p>10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33" calcext:value-type="float">
            <text:p>23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217" calcext:value-type="float">
            <text:p>2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560" calcext:value-type="float">
            <text:p>9560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324" calcext:value-type="float">
            <text:p>132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031" calcext:value-type="float">
            <text:p>3031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34" calcext:value-type="float">
            <text:p>234</text:p>
          </table:table-cell>
          <table:table-cell table:style-name="ce21" office:value-type="float" office:value="2781" calcext:value-type="float">
            <text:p>278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2361" calcext:value-type="float">
            <text:p>82361</text:p>
          </table:table-cell>
          <table:table-cell table:style-name="ce18" office:value-type="float" office:value="3316" calcext:value-type="float">
            <text:p>3316</text:p>
          </table:table-cell>
          <table:table-cell table:style-name="ce18" office:value-type="float" office:value="76405" calcext:value-type="float">
            <text:p>76405</text:p>
          </table:table-cell>
          <table:table-cell table:style-name="ce21" office:value-type="float" office:value="2640" calcext:value-type="float">
            <text:p>26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65" calcext:value-type="float">
            <text:p>106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9" calcext:value-type="float">
            <text:p>39</text:p>
          </table:table-cell>
          <table:table-cell table:style-name="ce21" office:value-type="float" office:value="1009" calcext:value-type="float">
            <text:p>10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75" calcext:value-type="float">
            <text:p>37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float" office:value="369" calcext:value-type="float">
            <text:p>3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0" calcext:value-type="float">
            <text:p>19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180" calcext:value-type="float">
            <text:p>18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63" calcext:value-type="float">
            <text:p>96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3" calcext:value-type="float">
            <text:p>73</text:p>
          </table:table-cell>
          <table:table-cell table:style-name="ce21" office:value-type="float" office:value="884" calcext:value-type="float">
            <text:p>8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2" calcext:value-type="float">
            <text:p>2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94" calcext:value-type="float">
            <text:p>1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20" calcext:value-type="float">
            <text:p>32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8" calcext:value-type="float">
            <text:p>28</text:p>
          </table:table-cell>
          <table:table-cell table:style-name="ce21" office:value-type="float" office:value="283" calcext:value-type="float">
            <text:p>28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508" calcext:value-type="float">
            <text:p>350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3408" calcext:value-type="float">
            <text:p>34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9" calcext:value-type="float">
            <text:p>109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number-columns-repeated="2"/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290" calcext:value-type="float">
            <text:p>3290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971" calcext:value-type="float">
            <text:p>971</text:p>
          </table:table-cell>
          <table:table-cell table:style-name="ce21" office:value-type="float" office:value="2215" calcext:value-type="float">
            <text:p>22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33"/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12" calcext:value-type="float">
            <text:p>7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603" calcext:value-type="float">
            <text:p>603</text:p>
          </table:table-cell>
          <table:table-cell table:style-name="ce21" office:value-type="float" office:value="98" calcext:value-type="float">
            <text:p>9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84" calcext:value-type="float">
            <text:p>1284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1218" calcext:value-type="float">
            <text:p>12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748" calcext:value-type="float">
            <text:p>2748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58" calcext:value-type="float">
            <text:p>58</text:p>
          </table:table-cell>
          <table:table-cell table:style-name="ce21" office:value-type="float" office:value="2597" calcext:value-type="float">
            <text:p>25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79" calcext:value-type="float">
            <text:p>77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style-name="ce21" office:value-type="float" office:value="741" calcext:value-type="float">
            <text:p>74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46" calcext:value-type="float">
            <text:p>144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419" calcext:value-type="float">
            <text:p>14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7749" calcext:value-type="float">
            <text:p>57749</text:p>
          </table:table-cell>
          <table:table-cell table:style-name="ce18" office:value-type="float" office:value="4043" calcext:value-type="float">
            <text:p>4043</text:p>
          </table:table-cell>
          <table:table-cell table:style-name="ce18" office:value-type="float" office:value="11053" calcext:value-type="float">
            <text:p>11053</text:p>
          </table:table-cell>
          <table:table-cell table:style-name="ce21" office:value-type="float" office:value="42653" calcext:value-type="float">
            <text:p>4265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17" calcext:value-type="float">
            <text:p>1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" calcext:value-type="float">
            <text:p>23</text:p>
          </table:table-cell>
          <table:table-cell table:style-name="ce21" office:value-type="float" office:value="94" calcext:value-type="float">
            <text:p>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7872" calcext:value-type="float">
            <text:p>77872</text:p>
          </table:table-cell>
          <table:table-cell table:style-name="ce18" office:value-type="float" office:value="920" calcext:value-type="float">
            <text:p>920</text:p>
          </table:table-cell>
          <table:table-cell table:style-name="ce18" office:value-type="float" office:value="18700" calcext:value-type="float">
            <text:p>18700</text:p>
          </table:table-cell>
          <table:table-cell table:style-name="ce21" office:value-type="float" office:value="58252" calcext:value-type="float">
            <text:p>582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5" calcext:value-type="float">
            <text:p>19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float" office:value="159" calcext:value-type="float">
            <text:p>1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15" calcext:value-type="float">
            <text:p>141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2" calcext:value-type="float">
            <text:p>52</text:p>
          </table:table-cell>
          <table:table-cell table:style-name="ce21" office:value-type="float" office:value="1313" calcext:value-type="float">
            <text:p>13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9" calcext:value-type="float">
            <text:p>3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72" calcext:value-type="float">
            <text:p>17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59" calcext:value-type="float">
            <text:p>15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25" calcext:value-type="float">
            <text:p>525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0" calcext:value-type="float">
            <text:p>40</text:p>
          </table:table-cell>
          <table:table-cell table:style-name="ce21" office:value-type="float" office:value="465" calcext:value-type="float">
            <text:p>4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20" calcext:value-type="float">
            <text:p>12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5" calcext:value-type="float">
            <text:p>225</text:p>
          </table:table-cell>
          <table:table-cell table:style-name="ce21" office:value-type="float" office:value="993" calcext:value-type="float">
            <text:p>99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98" calcext:value-type="float">
            <text:p>1998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148" calcext:value-type="float">
            <text:p>148</text:p>
          </table:table-cell>
          <table:table-cell table:style-name="ce21" office:value-type="float" office:value="1792" calcext:value-type="float">
            <text:p>179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677" calcext:value-type="float">
            <text:p>1677</text:p>
          </table:table-cell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103" calcext:value-type="float">
            <text:p>103</text:p>
          </table:table-cell>
          <table:table-cell table:style-name="ce21" office:value-type="float" office:value="1417" calcext:value-type="float">
            <text:p>141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28" calcext:value-type="float">
            <text:p>728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82" calcext:value-type="float">
            <text:p>182</text:p>
          </table:table-cell>
          <table:table-cell table:style-name="ce21" office:value-type="float" office:value="494" calcext:value-type="float">
            <text:p>49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447" calcext:value-type="float">
            <text:p>344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357" calcext:value-type="float">
            <text:p>33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7593" calcext:value-type="float">
            <text:p>47593</text:p>
          </table:table-cell>
          <table:table-cell table:style-name="ce18" office:value-type="float" office:value="3036" calcext:value-type="float">
            <text:p>3036</text:p>
          </table:table-cell>
          <table:table-cell table:style-name="ce18" office:value-type="float" office:value="15473" calcext:value-type="float">
            <text:p>15473</text:p>
          </table:table-cell>
          <table:table-cell table:style-name="ce21" office:value-type="float" office:value="29084" calcext:value-type="float">
            <text:p>290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092" calcext:value-type="float">
            <text:p>6092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41" calcext:value-type="float">
            <text:p>241</text:p>
          </table:table-cell>
          <table:table-cell table:style-name="ce21" office:value-type="float" office:value="5825" calcext:value-type="float">
            <text:p>58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10574" calcext:value-type="float">
            <text:p>110574</text:p>
          </table:table-cell>
          <table:table-cell table:style-name="ce18" office:value-type="float" office:value="13155" calcext:value-type="float">
            <text:p>13155</text:p>
          </table:table-cell>
          <table:table-cell table:style-name="ce18" office:value-type="float" office:value="16847" calcext:value-type="float">
            <text:p>16847</text:p>
          </table:table-cell>
          <table:table-cell table:style-name="ce21" office:value-type="float" office:value="80572" calcext:value-type="float">
            <text:p>8057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4" calcext:value-type="float">
            <text:p>4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78" calcext:value-type="float">
            <text:p>2178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472" calcext:value-type="float">
            <text:p>472</text:p>
          </table:table-cell>
          <table:table-cell table:style-name="ce21" office:value-type="float" office:value="1649" calcext:value-type="float">
            <text:p>164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78" calcext:value-type="float">
            <text:p>27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6" calcext:value-type="float">
            <text:p>36</text:p>
          </table:table-cell>
          <table:table-cell table:style-name="ce21" office:value-type="float" office:value="237" calcext:value-type="float">
            <text:p>2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80" calcext:value-type="float">
            <text:p>38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351" calcext:value-type="float">
            <text:p>3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1" calcext:value-type="float">
            <text:p>8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5" calcext:value-type="float">
            <text:p>12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14" calcext:value-type="float">
            <text:p>1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17" calcext:value-type="float">
            <text:p>3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237" calcext:value-type="float">
            <text:p>23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11" calcext:value-type="float">
            <text:p>1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108" calcext:value-type="float">
            <text:p>10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46" calcext:value-type="float">
            <text:p>44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45" calcext:value-type="float">
            <text:p>4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79" calcext:value-type="float">
            <text:p>47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3" calcext:value-type="float">
            <text:p>43</text:p>
          </table:table-cell>
          <table:table-cell table:style-name="ce21" office:value-type="float" office:value="422" calcext:value-type="float">
            <text:p>4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68" calcext:value-type="float">
            <text:p>6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81" calcext:value-type="float">
            <text:p>58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566" calcext:value-type="float">
            <text:p>56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319" calcext:value-type="float">
            <text:p>2319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2210" calcext:value-type="float">
            <text:p>22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57" calcext:value-type="float">
            <text:p>5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908" calcext:value-type="float">
            <text:p>2908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45" calcext:value-type="float">
            <text:p>645</text:p>
          </table:table-cell>
          <table:table-cell table:style-name="ce21" office:value-type="float" office:value="2218" calcext:value-type="float">
            <text:p>22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1" calcext:value-type="float">
            <text:p>3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88" calcext:value-type="float">
            <text:p>18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86" calcext:value-type="float">
            <text:p>1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61" calcext:value-type="float">
            <text:p>1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55" calcext:value-type="float">
            <text:p>1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33" office:value-type="string" calcext:value-type="string">
            <text:p>Amérique du Nor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15" calcext:value-type="float">
            <text:p>1215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5" calcext:value-type="float">
            <text:p>35</text:p>
          </table:table-cell>
          <table:table-cell table:style-name="ce21" office:value-type="float" office:value="1151" calcext:value-type="float">
            <text:p>115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23" calcext:value-type="float">
            <text:p>42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3" calcext:value-type="float">
            <text:p>23</text:p>
          </table:table-cell>
          <table:table-cell table:style-name="ce21" office:value-type="float" office:value="395" calcext:value-type="float">
            <text:p>3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5" calcext:value-type="float">
            <text:p>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52" calcext:value-type="float">
            <text:p>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21" calcext:value-type="float">
            <text:p>1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54" calcext:value-type="float">
            <text:p>654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9" calcext:value-type="float">
            <text:p>29</text:p>
          </table:table-cell>
          <table:table-cell table:style-name="ce21" office:value-type="float" office:value="586" calcext:value-type="float">
            <text:p>5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33"/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/>
          <table:table-cell table:style-name="ce33"/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696" calcext:value-type="float">
            <text:p>13696</text:p>
          </table:table-cell>
          <table:table-cell table:style-name="ce18" office:value-type="float" office:value="1175" calcext:value-type="float">
            <text:p>1175</text:p>
          </table:table-cell>
          <table:table-cell table:style-name="ce18" office:value-type="float" office:value="260" calcext:value-type="float">
            <text:p>260</text:p>
          </table:table-cell>
          <table:table-cell table:style-name="ce21" office:value-type="float" office:value="12261" calcext:value-type="float">
            <text:p>122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08" calcext:value-type="float">
            <text:p>70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3" calcext:value-type="float">
            <text:p>83</text:p>
          </table:table-cell>
          <table:table-cell table:style-name="ce21" office:value-type="float" office:value="624" calcext:value-type="float">
            <text:p>6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4" calcext:value-type="float">
            <text:p>7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69" calcext:value-type="float">
            <text:p>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74" calcext:value-type="float">
            <text:p>17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163" calcext:value-type="float">
            <text:p>1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54" calcext:value-type="float">
            <text:p>35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7" calcext:value-type="float">
            <text:p>17</text:p>
          </table:table-cell>
          <table:table-cell table:style-name="ce21" office:value-type="float" office:value="326" calcext:value-type="float">
            <text:p>32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863" calcext:value-type="float">
            <text:p>486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4806" calcext:value-type="float">
            <text:p>48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0" calcext:value-type="float">
            <text:p>2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4" calcext:value-type="float">
            <text:p>34</text:p>
          </table:table-cell>
          <table:table-cell table:style-name="ce21" office:value-type="float" office:value="175" calcext:value-type="float">
            <text:p>17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18" calcext:value-type="float">
            <text:p>211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94" calcext:value-type="float">
            <text:p>94</text:p>
          </table:table-cell>
          <table:table-cell table:style-name="ce21" office:value-type="float" office:value="1997" calcext:value-type="float">
            <text:p>19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181" calcext:value-type="float">
            <text:p>118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float" office:value="1142" calcext:value-type="float">
            <text:p>114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33" office:value-type="string" calcext:value-type="string">
            <text:p>Océan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69" calcext:value-type="float">
            <text:p>6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23" calcext:value-type="float">
            <text:p>1323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4" calcext:value-type="float">
            <text:p>394</text:p>
          </table:table-cell>
          <table:table-cell table:style-name="ce21" office:value-type="float" office:value="891" calcext:value-type="float">
            <text:p>89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311" calcext:value-type="float">
            <text:p>2311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float" office:value="2165" calcext:value-type="float">
            <text:p>216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554" calcext:value-type="float">
            <text:p>255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7" calcext:value-type="float">
            <text:p>47</text:p>
          </table:table-cell>
          <table:table-cell table:style-name="ce21" office:value-type="float" office:value="2464" calcext:value-type="float">
            <text:p>24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251" calcext:value-type="float">
            <text:p>8251</text:p>
          </table:table-cell>
          <table:table-cell table:style-name="ce18" office:value-type="float" office:value="187" calcext:value-type="float">
            <text:p>187</text:p>
          </table:table-cell>
          <table:table-cell table:style-name="ce18" office:value-type="float" office:value="43" calcext:value-type="float">
            <text:p>43</text:p>
          </table:table-cell>
          <table:table-cell table:style-name="ce21" office:value-type="float" office:value="8021" calcext:value-type="float">
            <text:p>802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35" calcext:value-type="float">
            <text:p>83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float" office:value="762" calcext:value-type="float">
            <text:p>76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3" calcext:value-type="float">
            <text:p>14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1" calcext:value-type="float">
            <text:p>41</text:p>
          </table:table-cell>
          <table:table-cell table:style-name="ce21" office:value-type="float" office:value="99" calcext:value-type="float">
            <text:p>9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887" calcext:value-type="float">
            <text:p>9887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5567" calcext:value-type="float">
            <text:p>5567</text:p>
          </table:table-cell>
          <table:table-cell table:style-name="ce21" office:value-type="float" office:value="4155" calcext:value-type="float">
            <text:p>41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460" calcext:value-type="float">
            <text:p>2460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252" calcext:value-type="float">
            <text:p>252</text:p>
          </table:table-cell>
          <table:table-cell table:style-name="ce21" office:value-type="float" office:value="2116" calcext:value-type="float">
            <text:p>21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777" calcext:value-type="float">
            <text:p>2777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90" calcext:value-type="float">
            <text:p>190</text:p>
          </table:table-cell>
          <table:table-cell table:style-name="ce21" office:value-type="float" office:value="2563" calcext:value-type="float">
            <text:p>256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82" calcext:value-type="float">
            <text:p>8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" calcext:value-type="float">
            <text:p>1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36" calcext:value-type="float">
            <text:p>236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197" calcext:value-type="float">
            <text:p>1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720" calcext:value-type="float">
            <text:p>17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64" calcext:value-type="float">
            <text:p>264</text:p>
          </table:table-cell>
          <table:table-cell table:style-name="ce21" office:value-type="float" office:value="1440" calcext:value-type="float">
            <text:p>144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90" calcext:value-type="float">
            <text:p>19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5" calcext:value-type="float">
            <text:p>45</text:p>
          </table:table-cell>
          <table:table-cell table:style-name="ce21" office:value-type="float" office:value="144" calcext:value-type="float">
            <text:p>1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60" calcext:value-type="float">
            <text:p>1060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032" calcext:value-type="float">
            <text:p>103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00" calcext:value-type="float">
            <text:p>100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45" calcext:value-type="float">
            <text:p>245</text:p>
          </table:table-cell>
          <table:table-cell table:style-name="ce21" office:value-type="float" office:value="752" calcext:value-type="float">
            <text:p>75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00" calcext:value-type="float">
            <text:p>40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396" calcext:value-type="float">
            <text:p>39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41" calcext:value-type="float">
            <text:p>84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816" calcext:value-type="float">
            <text:p>81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80" calcext:value-type="float">
            <text:p>138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float" office:value="1325" calcext:value-type="float">
            <text:p>132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4118" calcext:value-type="float">
            <text:p>104118</text:p>
          </table:table-cell>
          <table:table-cell table:style-name="ce18" office:value-type="float" office:value="9387" calcext:value-type="float">
            <text:p>9387</text:p>
          </table:table-cell>
          <table:table-cell table:style-name="ce18" office:value-type="float" office:value="22647" calcext:value-type="float">
            <text:p>22647</text:p>
          </table:table-cell>
          <table:table-cell table:style-name="ce21" office:value-type="float" office:value="72084" calcext:value-type="float">
            <text:p>720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46" calcext:value-type="float">
            <text:p>14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122" calcext:value-type="float">
            <text:p>122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33"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947" calcext:value-type="float">
            <text:p>4947</text:p>
          </table:table-cell>
          <table:table-cell table:style-name="ce18" office:value-type="float" office:value="239" calcext:value-type="float">
            <text:p>239</text:p>
          </table:table-cell>
          <table:table-cell table:style-name="ce18" office:value-type="float" office:value="103" calcext:value-type="float">
            <text:p>103</text:p>
          </table:table-cell>
          <table:table-cell table:style-name="ce21" office:value-type="float" office:value="4605" calcext:value-type="float">
            <text:p>460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7768" calcext:value-type="float">
            <text:p>17768</text:p>
          </table:table-cell>
          <table:table-cell table:style-name="ce18" office:value-type="float" office:value="488" calcext:value-type="float">
            <text:p>488</text:p>
          </table:table-cell>
          <table:table-cell table:style-name="ce18" office:value-type="float" office:value="2967" calcext:value-type="float">
            <text:p>2967</text:p>
          </table:table-cell>
          <table:table-cell table:style-name="ce21" office:value-type="float" office:value="14313" calcext:value-type="float">
            <text:p>14313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29" calcext:value-type="float">
            <text:p>32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style-name="ce21" office:value-type="float" office:value="285" calcext:value-type="float">
            <text:p>28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771" calcext:value-type="float">
            <text:p>177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05" calcext:value-type="float">
            <text:p>505</text:p>
          </table:table-cell>
          <table:table-cell table:style-name="ce21" office:value-type="float" office:value="1254" calcext:value-type="float">
            <text:p>125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33" office:value-type="string" calcext:value-type="string">
            <text:p>Amérique Central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90" calcext:value-type="float">
            <text:p>9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23" calcext:value-type="float">
            <text:p>423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406" calcext:value-type="float">
            <text:p>40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5679" calcext:value-type="float">
            <text:p>15679</text:p>
          </table:table-cell>
          <table:table-cell table:style-name="ce18" office:value-type="float" office:value="277" calcext:value-type="float">
            <text:p>277</text:p>
          </table:table-cell>
          <table:table-cell table:style-name="ce18" office:value-type="float" office:value="333" calcext:value-type="float">
            <text:p>333</text:p>
          </table:table-cell>
          <table:table-cell table:style-name="ce21" office:value-type="float" office:value="15069" calcext:value-type="float">
            <text:p>1506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794" calcext:value-type="float">
            <text:p>79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style-name="ce21" office:value-type="float" office:value="761" calcext:value-type="float">
            <text:p>76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814" calcext:value-type="float">
            <text:p>81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745" calcext:value-type="float">
            <text:p>74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33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9865" calcext:value-type="float">
            <text:p>29865</text:p>
          </table:table-cell>
          <table:table-cell table:style-name="ce18" office:value-type="float" office:value="2357" calcext:value-type="float">
            <text:p>2357</text:p>
          </table:table-cell>
          <table:table-cell table:style-name="ce18" office:value-type="float" office:value="179" calcext:value-type="float">
            <text:p>179</text:p>
          </table:table-cell>
          <table:table-cell table:style-name="ce21" office:value-type="float" office:value="27329" calcext:value-type="float">
            <text:p>2732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3372" calcext:value-type="float">
            <text:p>213372</text:p>
          </table:table-cell>
          <table:table-cell table:style-name="ce18" office:value-type="float" office:value="4757" calcext:value-type="float">
            <text:p>4757</text:p>
          </table:table-cell>
          <table:table-cell table:style-name="ce18" office:value-type="float" office:value="8474" calcext:value-type="float">
            <text:p>8474</text:p>
          </table:table-cell>
          <table:table-cell table:style-name="ce21" table:formula="of:=[.E175]-[.F175]-[.G175]" office:value-type="float" office:value="200141" calcext:value-type="float">
            <text:p>200141</text:p>
          </table:table-cell>
          <table:table-cell table:number-columns-repeated="55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38" calcext:value-type="float">
            <text:p>3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1" calcext:value-type="float">
            <text:p>41</text:p>
          </table:table-cell>
          <table:table-cell table:style-name="ce21" office:value-type="float" office:value="295" calcext:value-type="float">
            <text:p>29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81" calcext:value-type="float">
            <text:p>18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2" calcext:value-type="float">
            <text:p>12</text:p>
          </table:table-cell>
          <table:table-cell table:style-name="ce21" office:value-type="float" office:value="167" calcext:value-type="float">
            <text:p>16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33" office:value-type="string" calcext:value-type="string">
            <text:p>Asi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218" calcext:value-type="float">
            <text:p>2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3" calcext:value-type="float">
            <text:p>63</text:p>
          </table:table-cell>
          <table:table-cell table:style-name="ce21" office:value-type="float" office:value="155" calcext:value-type="float">
            <text:p>15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33" office:value-type="string" calcext:value-type="string">
            <text:p>Moyen-Orient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134" calcext:value-type="float">
            <text:p>1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" calcext:value-type="float">
            <text:p>18</text:p>
          </table:table-cell>
          <table:table-cell table:style-name="ce21" office:value-type="float" office:value="115" calcext:value-type="float">
            <text:p>115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33" office:value-type="string" calcext:value-type="string">
            <text:p>Afrique</text:p>
          </table:table-cell>
          <table:table-cell table:style-name="ce37" office:value-type="string" calcext:value-type="string">
            <text:p>2020-04-01 21:58:34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Republic of Serbia</text:p>
          </table:table-cell>
          <table:table-cell table:style-name="ce4" office:value-type="string" calcext:value-type="string">
            <text:p>Serbie</text:p>
          </table:table-cell>
          <table:table-cell table:style-name="ce9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182]-[.F182]-[.G182]" office:value-type="float" office:value="1032" calcext:value-type="float">
            <text:p>1032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Slovakia</text:p>
          </table:table-cell>
          <table:table-cell table:style-name="ce4" office:value-type="string" calcext:value-type="string">
            <text:p>Slovaquie</text:p>
          </table:table-cell>
          <table:table-cell table:style-name="ce9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E183]-[.F183]-[.G183]" office:value-type="float" office:value="396" calcext:value-type="float">
            <text:p>396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Macedonia</text:p>
          </table:table-cell>
          <table:table-cell table:style-name="ce4" office:value-type="string" calcext:value-type="string">
            <text:p>Macédoine du Nord</text:p>
          </table:table-cell>
          <table:table-cell table:style-name="ce9" office:value-type="string" calcext:value-type="string">
            <text:p>Europe</text:p>
          </table:table-cell>
          <table:table-cell table:style-name="ce37" office:value-type="string" calcext:value-type="string">
            <text:p>2020-04-01 21:58:3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E184]-[.F184]-[.G184]" office:value-type="float" office:value="326" calcext:value-type="float">
            <text:p>326</text:p>
          </table:table-cell>
          <table:table-cell table:number-columns-repeated="55"/>
        </table:table-row>
        <table:table-row table:style-name="ro1" table:number-rows-repeated="6">
          <table:table-cell table:number-columns-repeated="2"/>
          <table:table-cell table:style-name="ce34"/>
          <table:table-cell table:style-name="ce37"/>
          <table:table-cell table:number-columns-repeated="59"/>
        </table:table-row>
        <table:table-row table:style-name="ro1" table:number-rows-repeated="623">
          <table:table-cell table:number-columns-repeated="2"/>
          <table:table-cell table:style-name="ce34"/>
          <table:table-cell table:style-name="ce40"/>
          <table:table-cell table:number-columns-repeated="59"/>
        </table:table-row>
        <table:table-row table:style-name="ro1">
          <table:table-cell table:number-columns-repeated="2"/>
          <table:table-cell table:style-name="ce34"/>
          <table:table-cell table:number-columns-repeated="60"/>
        </table:table-row>
        <table:table-row table:style-name="ro1" table:number-rows-repeated="1047761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continent" table:style-name="ta1">
        <table:table-column table:style-name="co10" table:default-cell-style-name="ce22"/>
        <table:table-column table:style-name="co9" table:number-columns-repeated="4" table:default-cell-style-name="ce22"/>
        <table:table-column table:style-name="co9" table:default-cell-style-name="Default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  <table:table-cell table:style-name="ce10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484287" calcext:value-type="float">
            <text:p>484287</text:p>
          </table:table-cell>
          <table:table-cell table:formula="of:=SUMIF([all_data.$C$2:.$C$181];&quot;Europe&quot;;[$all_data.F$2:$all_data.F$181])" office:value-type="float" office:value="32635" calcext:value-type="float">
            <text:p>32635</text:p>
          </table:table-cell>
          <table:table-cell table:formula="of:=SUMIF([all_data.$C$2:.$C$181];&quot;Europe&quot;;[$all_data.G$2:$all_data.G$181])" office:value-type="float" office:value="77606" calcext:value-type="float">
            <text:p>77606</text:p>
          </table:table-cell>
          <table:table-cell table:formula="of:=SUMIF([all_data.$C$2:.$C$181];&quot;Europe&quot;;[$all_data.H$2:$all_data.H$181])" office:value-type="float" office:value="374046" calcext:value-type="float">
            <text:p>374046</text:p>
          </table:table-cell>
          <table:table-cell table:style-name="ce5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24147" calcext:value-type="float">
            <text:p>224147</text:p>
          </table:table-cell>
          <table:table-cell table:formula="of:=SUMIF([$all_data.$C$2:$all_data.$C$181];&quot;Amérique du Nord&quot;;[$all_data.F$2:$all_data.F$181])" office:value-type="float" office:value="4895" calcext:value-type="float">
            <text:p>4895</text:p>
          </table:table-cell>
          <table:table-cell table:formula="of:=SUMIF([$all_data.$C$2:$all_data.$C$181];&quot;Amérique du Nord&quot;;[$all_data.G$2:$all_data.G$181])" office:value-type="float" office:value="9833" calcext:value-type="float">
            <text:p>9833</text:p>
          </table:table-cell>
          <table:table-cell table:formula="of:=SUMIF([$all_data.$C$2:$all_data.$C$181];&quot;Amérique du Nord&quot;;[$all_data.H$2:$all_data.H$181])" office:value-type="float" office:value="201292" calcext:value-type="float">
            <text:p>201292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4999" calcext:value-type="float">
            <text:p>114999</text:p>
          </table:table-cell>
          <table:table-cell table:formula="of:=SUMIF([$all_data.$C$2:$all_data.$C$181];&quot;Asie&quot;;[$all_data.F$2:$all_data.F$181])" office:value-type="float" office:value="4003" calcext:value-type="float">
            <text:p>4003</text:p>
          </table:table-cell>
          <table:table-cell table:formula="of:=SUMIF([$all_data.$C$2:$all_data.$C$181];&quot;Asie&quot;;[$all_data.G$2:$all_data.G$181])" office:value-type="float" office:value="85151" calcext:value-type="float">
            <text:p>85151</text:p>
          </table:table-cell>
          <table:table-cell table:formula="of:=SUMIF([$all_data.$C$2:$all_data.$C$181];&quot;Asie&quot;;[$all_data.H$2:$all_data.H$181])" office:value-type="float" office:value="25845" calcext:value-type="float">
            <text:p>2584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59210" calcext:value-type="float">
            <text:p>59210</text:p>
          </table:table-cell>
          <table:table-cell table:formula="of:=SUMIF([$all_data.$C$2:$all_data.$C$181];&quot;Moyen-Orient&quot;;[$all_data.F$2:$all_data.F$181])" office:value-type="float" office:value="3163" calcext:value-type="float">
            <text:p>3163</text:p>
          </table:table-cell>
          <table:table-cell table:formula="of:=SUMIF([$all_data.$C$2:$all_data.$C$181];&quot;Moyen-Orient&quot;;[$all_data.G$2:$all_data.G$181])" office:value-type="float" office:value="16503" calcext:value-type="float">
            <text:p>16503</text:p>
          </table:table-cell>
          <table:table-cell table:formula="of:=SUMIF([$all_data.$C$2:$all_data.$C$181];&quot;Moyen-Orient&quot;;[$all_data.H$2:$all_data.H$181])" office:value-type="float" office:value="39544" calcext:value-type="float">
            <text:p>39544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1];&quot;Amérique du Sud&quot;;[$all_data.E$2:$all_data.E$181])" office:value-type="float" office:value="17126" calcext:value-type="float">
            <text:p>17126</text:p>
          </table:table-cell>
          <table:table-cell table:formula="of:=SUMIF([$all_data.$C$2:$all_data.$C$181];&quot;Amérique du Sud&quot;;[$all_data.F$2:$all_data.F$181])" office:value-type="float" office:value="451" calcext:value-type="float">
            <text:p>451</text:p>
          </table:table-cell>
          <table:table-cell table:formula="of:=SUMIF([$all_data.$C$2:$all_data.$C$181];&quot;Amérique du Sud&quot;;[$all_data.G$2:$all_data.G$181])" office:value-type="float" office:value="1188" calcext:value-type="float">
            <text:p>1188</text:p>
          </table:table-cell>
          <table:table-cell table:formula="of:=SUMIF([$all_data.$C$2:$all_data.$C$181];&quot;Amérique du Sud&quot;;[$all_data.H$2:$all_data.H$181])" office:value-type="float" office:value="15487" calcext:value-type="float">
            <text:p>15487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1];&quot;Afrique&quot;;[$all_data.E$2:$all_data.E$181])" office:value-type="float" office:value="6370" calcext:value-type="float">
            <text:p>6370</text:p>
          </table:table-cell>
          <table:table-cell table:formula="of:=SUMIF([all_data.$C$2:.$C$181];&quot;Afrique&quot;;[all_data.F$2:.F$181])" office:value-type="float" office:value="234" calcext:value-type="float">
            <text:p>234</text:p>
          </table:table-cell>
          <table:table-cell table:formula="of:=SUMIF([all_data.$C$2:.$C$181];&quot;Afrique&quot;;[all_data.G$2:.G$181])" office:value-type="float" office:value="505" calcext:value-type="float">
            <text:p>505</text:p>
          </table:table-cell>
          <table:table-cell table:formula="of:=SUMIF([all_data.$C$2:.$C$181];&quot;Afrique&quot;;[all_data.H$2:.H$181])" office:value-type="float" office:value="5631" calcext:value-type="float">
            <text:p>563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1];&quot;Océanie&quot;;[$all_data.E$2:$all_data.E$181])" office:value-type="float" office:value="5571" calcext:value-type="float">
            <text:p>5571</text:p>
          </table:table-cell>
          <table:table-cell table:formula="of:=SUMIF([$all_data.$C$2:$all_data.$C$181];&quot;Océanie&quot;;[$all_data.F$2:$all_data.F$181])" office:value-type="float" office:value="21" calcext:value-type="float">
            <text:p>21</text:p>
          </table:table-cell>
          <table:table-cell table:formula="of:=SUMIF([$all_data.$C$2:$all_data.$C$181];&quot;Océanie&quot;;[$all_data.G$2:$all_data.G$181])" office:value-type="float" office:value="505" calcext:value-type="float">
            <text:p>505</text:p>
          </table:table-cell>
          <table:table-cell table:formula="of:=SUMIF([$all_data.$C$2:$all_data.$C$181];&quot;Océanie&quot;;[$all_data.H$2:$all_data.H$181])" office:value-type="float" office:value="5045" calcext:value-type="float">
            <text:p>5045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1];&quot;Amérique Centrale&quot;;[$all_data.E$2:$all_data.E$181])" office:value-type="float" office:value="3188" calcext:value-type="float">
            <text:p>3188</text:p>
          </table:table-cell>
          <table:table-cell table:formula="of:=SUMIF([$all_data.$C$2:$all_data.$C$181];&quot;Amérique Centrale&quot;;[$all_data.F$2:$all_data.F$181])" office:value-type="float" office:value="115" calcext:value-type="float">
            <text:p>115</text:p>
          </table:table-cell>
          <table:table-cell table:formula="of:=SUMIF([$all_data.$C$2:$all_data.$C$181];&quot;Amérique Centrale&quot;;[$all_data.G$2:$all_data.G$181])" office:value-type="float" office:value="52" calcext:value-type="float">
            <text:p>52</text:p>
          </table:table-cell>
          <table:table-cell table:formula="of:=SUMIF([$all_data.$C$2:$all_data.$C$181];&quot;Amérique Centrale&quot;;[$all_data.H$2:$all_data.H$181])" office:value-type="float" office:value="3021" calcext:value-type="float">
            <text:p>3021</text:p>
          </table:table-cell>
          <table:table-cell/>
        </table:table-row>
      </table:table>
      <table:table table:name="major_continent" table:style-name="ta1">
        <table:table-column table:style-name="co11" table:default-cell-style-name="ce22"/>
        <table:table-column table:style-name="co9" table:number-columns-repeated="4" table:default-cell-style-name="ce22"/>
        <table:table-row table:style-name="ro1">
          <table:table-cell table:style-name="ce5" office:value-type="string" calcext:value-type="string">
            <text:p>French Name</text:p>
          </table:table-cell>
          <table:table-cell table:style-name="ce5" office:value-type="string" calcext:value-type="string">
            <text:p>Confirmed</text:p>
          </table:table-cell>
          <table:table-cell table:style-name="ce5" office:value-type="string" calcext:value-type="string">
            <text:p>Deaths</text:p>
          </table:table-cell>
          <table:table-cell table:style-name="ce5" office:value-type="string" calcext:value-type="string">
            <text:p>Recovered</text:p>
          </table:table-cell>
          <table:table-cell table:style-name="ce5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1];&quot;Europe&quot;;[$all_data.E$2:$all_data.E$181])" office:value-type="float" office:value="484287" calcext:value-type="float">
            <text:p>484287</text:p>
          </table:table-cell>
          <table:table-cell table:formula="of:=SUMIF([$all_data.$C$2:$all_data.$C$181];&quot;Europe&quot;;[$all_data.F$2:$all_data.F$181])" office:value-type="float" office:value="32635" calcext:value-type="float">
            <text:p>32635</text:p>
          </table:table-cell>
          <table:table-cell table:formula="of:=SUMIF([$all_data.$C$2:$all_data.$C$181];&quot;Europe&quot;;[$all_data.G$2:$all_data.G$181])" office:value-type="float" office:value="77606" calcext:value-type="float">
            <text:p>77606</text:p>
          </table:table-cell>
          <table:table-cell table:formula="of:=SUMIF([$all_data.$C$2:$all_data.$C$181];&quot;Europe&quot;;[$all_data.H$2:$all_data.H$181])" office:value-type="float" office:value="374046" calcext:value-type="float">
            <text:p>374046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1];&quot;Amérique du Nord&quot;;[$all_data.E$2:$all_data.E$181])" office:value-type="float" office:value="224147" calcext:value-type="float">
            <text:p>224147</text:p>
          </table:table-cell>
          <table:table-cell table:formula="of:=SUMIF([$all_data.$C$2:$all_data.$C$181];&quot;Amérique du Nord&quot;;[$all_data.F$2:$all_data.F$181])" office:value-type="float" office:value="4895" calcext:value-type="float">
            <text:p>4895</text:p>
          </table:table-cell>
          <table:table-cell table:formula="of:=SUMIF([$all_data.$C$2:$all_data.$C$181];&quot;Amérique du Nord&quot;;[$all_data.G$2:$all_data.G$181])" office:value-type="float" office:value="9833" calcext:value-type="float">
            <text:p>9833</text:p>
          </table:table-cell>
          <table:table-cell table:formula="of:=SUMIF([$all_data.$C$2:$all_data.$C$181];&quot;Amérique du Nord&quot;;[$all_data.H$2:$all_data.H$181])" office:value-type="float" office:value="201292" calcext:value-type="float">
            <text:p>201292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1];&quot;Asie&quot;;[$all_data.E$2:$all_data.E$181])" office:value-type="float" office:value="114999" calcext:value-type="float">
            <text:p>114999</text:p>
          </table:table-cell>
          <table:table-cell table:formula="of:=SUMIF([$all_data.$C$2:$all_data.$C$181];&quot;Asie&quot;;[$all_data.F$2:$all_data.F$181])" office:value-type="float" office:value="4003" calcext:value-type="float">
            <text:p>4003</text:p>
          </table:table-cell>
          <table:table-cell table:formula="of:=SUMIF([$all_data.$C$2:$all_data.$C$181];&quot;Asie&quot;;[$all_data.G$2:$all_data.G$181])" office:value-type="float" office:value="85151" calcext:value-type="float">
            <text:p>85151</text:p>
          </table:table-cell>
          <table:table-cell table:formula="of:=SUMIF([$all_data.$C$2:$all_data.$C$181];&quot;Asie&quot;;[$all_data.H$2:$all_data.H$181])" office:value-type="float" office:value="25845" calcext:value-type="float">
            <text:p>2584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1];&quot;Moyen-Orient&quot;;[$all_data.E$2:$all_data.E$181])" office:value-type="float" office:value="59210" calcext:value-type="float">
            <text:p>59210</text:p>
          </table:table-cell>
          <table:table-cell table:formula="of:=SUMIF([$all_data.$C$2:$all_data.$C$181];&quot;Moyen-Orient&quot;;[$all_data.F$2:$all_data.F$181])" office:value-type="float" office:value="3163" calcext:value-type="float">
            <text:p>3163</text:p>
          </table:table-cell>
          <table:table-cell table:formula="of:=SUMIF([$all_data.$C$2:$all_data.$C$181];&quot;Moyen-Orient&quot;;[$all_data.G$2:$all_data.G$181])" office:value-type="float" office:value="16503" calcext:value-type="float">
            <text:p>16503</text:p>
          </table:table-cell>
          <table:table-cell table:formula="of:=SUMIF([$all_data.$C$2:$all_data.$C$181];&quot;Moyen-Orient&quot;;[$all_data.H$2:$all_data.H$181])" office:value-type="float" office:value="39544" calcext:value-type="float">
            <text:p>39544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29067" calcext:value-type="float">
            <text:p>29067</text:p>
          </table:table-cell>
          <table:table-cell table:formula="of:=SUM([$continent.C$6:$continent.C$8])" office:value-type="float" office:value="706" calcext:value-type="float">
            <text:p>706</text:p>
          </table:table-cell>
          <table:table-cell table:formula="of:=SUM([$continent.D$6:$continent.D$8])" office:value-type="float" office:value="2198" calcext:value-type="float">
            <text:p>2198</text:p>
          </table:table-cell>
          <table:table-cell table:formula="of:=SUM([$continent.E$6:$continent.E$8])" office:value-type="float" office:value="26163" calcext:value-type="float">
            <text:p>26163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5" table:number-columns-repeated="5"/>
        </table:table-row>
      </table:table>
      <table:table table:name="Total" table:style-name="ta1">
        <table:table-column table:style-name="co12" table:default-cell-style-name="ce5"/>
        <table:table-column table:style-name="co9" table:number-columns-repeated="4" table:default-cell-style-name="ce5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914898" calcext:value-type="float">
            <text:p>914898</text:p>
          </table:table-cell>
          <table:table-cell table:style-name="Default" table:formula="of:=SUM([$continent.C2:$continent.C9])" office:value-type="float" office:value="45517" calcext:value-type="float">
            <text:p>45517</text:p>
          </table:table-cell>
          <table:table-cell table:style-name="Default" table:formula="of:=SUM([$continent.D2:$continent.D9])" office:value-type="float" office:value="191343" calcext:value-type="float">
            <text:p>191343</text:p>
          </table:table-cell>
          <table:table-cell table:style-name="Default" table:formula="of:=[.B2]-[.C2]-[.D2]" office:value-type="float" office:value="678038" calcext:value-type="float">
            <text:p>678038</text:p>
          </table:table-cell>
        </table:table-row>
      </table:table>
      <table:named-expressions/>
      <table:database-ranges>
        <table:database-range table:name="__Anonymous_Sheet_DB__0" table:target-range-address="all_data.A1:all_data.H220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00-00-00</text:date>, <text:time style:data-style-name="N2" text:time-value="11:19:45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2T11:30:49.821000000</dc:date>
    <meta:editing-duration>PT6H1M46S</meta:editing-duration>
    <meta:editing-cycles>47</meta:editing-cycles>
    <meta:generator>LibreOffice/6.4.2.2$Windows_X86_64 LibreOffice_project/4e471d8c02c9c90f512f7f9ead8875b57fcb1ec3</meta:generator>
    <meta:document-statistic meta:table-count="4" meta:cell-count="1551" meta:object-count="0"/>
  </office:meta>
</office:document-meta>
</file>